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Culture – Reading, Films, Music, Art</text:span></text:h>
      <text:h text:style-name="Heading_20_4" text:outline-level="4"><text:span text:style-name="Strong_20_Emphasis">1. Reading</text:span></text:h>
      <text:list text:style-name="L1">
        <text:list-item>
          <text:p text:style-name="P1"><text:span text:style-name="Strong_20_Emphasis">Importance of Reading:</text:span> Reading is a key part of cultural development and knowledge acquisition. It encourages imagination, improves vocabulary, and provides insights into different perspectives, histories, and cultures. </text:p>
        </text:list-item>
        <text:list-item>
          <text:p text:style-name="P1"><text:span text:style-name="Strong_20_Emphasis">Genres of Literature:</text:span> </text:p>
          <text:list>
            <text:list-item>
              <text:p text:style-name="P1"><text:span text:style-name="Strong_20_Emphasis">Fiction:</text:span> Includes novels, short stories, and dramas. Famous authors include William Shakespeare, Charles Dickens, J.K. Rowling, and George Orwell. </text:p>
            </text:list-item>
            <text:list-item>
              <text:p text:style-name="P1"><text:span text:style-name="Strong_20_Emphasis">Non-fiction:</text:span> Biographies, history, self-help, science, and philosophy. Notable examples are works by authors like Stephen Hawking and Nelson Mandela. </text:p>
            </text:list-item>
            <text:list-item>
              <text:p text:style-name="P1"><text:span text:style-name="Strong_20_Emphasis">Poetry:</text:span> Works by poets like Emily Dickinson, William Wordsworth, and Pablo Neruda. </text:p>
            </text:list-item>
            <text:list-item>
              <text:p text:style-name="P1"><text:span text:style-name="Strong_20_Emphasis">Classics:</text:span> Books that have stood the test of time, such as "Pride and Prejudice" by Jane Austen or "Moby Dick" by Herman Melville. </text:p>
            </text:list-item>
            <text:list-item>
              <text:p text:style-name="P1"><text:span text:style-name="Strong_20_Emphasis">Modern Literature:</text:span> Books dealing with contemporary issues, written by authors such as Haruki Murakami, Margaret Atwood, and Chimamanda Ngozi Adichie. </text:p>
            </text:list-item>
          </text:list>
        </text:list-item>
        <text:list-item>
          <text:p text:style-name="P1"><text:span text:style-name="Strong_20_Emphasis">Global Literature:</text:span> Every culture has its own literary traditions. Examples include: </text:p>
          <text:list>
            <text:list-item>
              <text:p text:style-name="P1"><text:span text:style-name="Strong_20_Emphasis">American Literature:</text:span> Works by authors like Edgar Allan Poe, F. Scott Fitzgerald, and Mark Twain. </text:p>
            </text:list-item>
            <text:list-item>
              <text:p text:style-name="P1"><text:span text:style-name="Strong_20_Emphasis">British Literature:</text:span> Famous for its playwrights (Shakespeare), novelists (Dickens, Austen), and poets (Keats, Byron). </text:p>
            </text:list-item>
            <text:list-item>
              <text:p text:style-name="P1"><text:span text:style-name="Strong_20_Emphasis">Russian Literature:</text:span> Writers like Leo Tolstoy, Fyodor Dostoevsky, and Anton Chekhov. </text:p>
            </text:list-item>
            <text:list-item>
              <text:p text:style-name="P2"><text:span text:style-name="Strong_20_Emphasis">Latin American Literature:</text:span> Works by Gabriel García Márquez, Pablo Neruda, and Mario Vargas Llosa. </text:p>
            </text:list-item>
          </text:list>
        </text:list-item>
      </text:list>
      <text:h text:style-name="Heading_20_4" text:outline-level="4"><text:span text:style-name="Strong_20_Emphasis">2. Films</text:span></text:h>
      <text:list text:style-name="L2">
        <text:list-item>
          <text:p text:style-name="P3"><text:span text:style-name="Strong_20_Emphasis">Importance of Cinema:</text:span> Film is a powerful form of storytelling and expression that reflects culture, social issues, and human experiences. It connects people globally, offering entertainment and a platform for cultural exchange. </text:p>
        </text:list-item>
        <text:list-item>
          <text:p text:style-name="P3"><text:span text:style-name="Strong_20_Emphasis">Genres of Film:</text:span> </text:p>
          <text:list>
            <text:list-item>
              <text:p text:style-name="P3"><text:span text:style-name="Strong_20_Emphasis">Action/Adventure:</text:span> High-energy films with thrilling plots. Examples include "Indiana Jones" and "James Bond" franchises. </text:p>
            </text:list-item>
            <text:list-item>
              <text:p text:style-name="P3"><text:span text:style-name="Strong_20_Emphasis">Drama:</text:span> Focuses on emotional and relational narratives. Films like "The Godfather" and "The Shawshank Redemption" are iconic. </text:p>
            </text:list-item>
            <text:list-item>
              <text:p text:style-name="P3"><text:span text:style-name="Strong_20_Emphasis">Comedy:</text:span> Designed to entertain through humor, e.g., "The Hangover" or "Monty Python’s Life of Brian." </text:p>
            </text:list-item>
            <text:list-item>
              <text:p text:style-name="P3"><text:span text:style-name="Strong_20_Emphasis">Documentary:</text:span> Non-fiction films that explore real-life events or issues, such as "Won’t You Be My Neighbor?" or "13th." </text:p>
            </text:list-item>
            <text:list-item>
              <text:p text:style-name="P3"><text:span text:style-name="Strong_20_Emphasis">Animation:</text:span> Both for children and adults, such as "Toy Story," "Spirited Away," or "Frozen." </text:p>
            </text:list-item>
          </text:list>
        </text:list-item>
        <text:list-item>
          <text:p text:style-name="P3"><text:span text:style-name="Strong_20_Emphasis">Cinematic Movements and Influences:</text:span> </text:p>
          <text:list>
            <text:list-item>
              <text:p text:style-name="P3"><text:soft-page-break/><text:span text:style-name="Strong_20_Emphasis">Hollywood:</text:span> The epicenter of the global film industry, known for producing blockbusters and global franchises. </text:p>
            </text:list-item>
            <text:list-item>
              <text:p text:style-name="P3"><text:span text:style-name="Strong_20_Emphasis">Bollywood:</text:span> The Hindi-language film industry based in India, known for musicals and vibrant storytelling. </text:p>
            </text:list-item>
            <text:list-item>
              <text:p text:style-name="P3"><text:span text:style-name="Strong_20_Emphasis">French New Wave:</text:span> A revolutionary film movement in the 1950s, marked by directors like Jean-Luc Godard and François Truffaut. </text:p>
            </text:list-item>
            <text:list-item>
              <text:p text:style-name="P4"><text:span text:style-name="Strong_20_Emphasis">Italian Neorealism:</text:span> Known for films like "Bicycle Thieves" that focus on the everyday struggles of ordinary people. </text:p>
            </text:list-item>
          </text:list>
        </text:list-item>
      </text:list>
      <text:h text:style-name="Heading_20_4" text:outline-level="4"><text:span text:style-name="Strong_20_Emphasis">3. Music</text:span></text:h>
      <text:list text:style-name="L3">
        <text:list-item>
          <text:p text:style-name="P5"><text:span text:style-name="Strong_20_Emphasis">Importance of Music:</text:span> Music is deeply intertwined with culture and has the power to evoke emotion, promote social change, and create shared experiences.</text:p>
        </text:list-item>
        <text:list-item>
          <text:p text:style-name="P5"><text:span text:style-name="Strong_20_Emphasis">Genres of Music:</text:span></text:p>
          <text:list>
            <text:list-item>
              <text:p text:style-name="P6"><text:span text:style-name="Strong_20_Emphasis">Classical Music:</text:span> Composers like Mozart, Beethoven, and Tchaikovsky created symphonic masterpieces that remain influential. </text:p>
            </text:list-item>
            <text:list-item>
              <text:p text:style-name="P6"><text:span text:style-name="Strong_20_Emphasis">Rock and Roll:</text:span> Emerged in the 1950s with artists like Elvis Presley and The Beatles shaping modern popular music. </text:p>
            </text:list-item>
            <text:list-item>
              <text:p text:style-name="P6"><text:span text:style-name="Strong_20_Emphasis">Jazz:</text:span> Originating in the U.S., jazz has deeply influenced music worldwide. Artists like Louis Armstrong and Miles Davis are icons. </text:p>
            </text:list-item>
            <text:list-item>
              <text:p text:style-name="P6"><text:span text:style-name="Strong_20_Emphasis">Pop Music:</text:span> Artists like Michael Jackson, Beyoncé, and Taylor Swift have shaped pop culture with their catchy and influential music. </text:p>
            </text:list-item>
            <text:list-item>
              <text:p text:style-name="P6"><text:span text:style-name="Strong_20_Emphasis">Hip-hop/Rap:</text:span> Evolved from African American culture and includes influential figures like Tupac, The Notorious B.I.G., and Kendrick Lamar. </text:p>
            </text:list-item>
            <text:list-item>
              <text:p text:style-name="P6"><text:span text:style-name="Strong_20_Emphasis">Electronic Dance Music (EDM):</text:span> A genre that includes artists like Calvin Harris and Avicii, popular for club and festival scenes. </text:p>
            </text:list-item>
          </text:list>
        </text:list-item>
        <text:list-item>
          <text:p text:style-name="P5"><text:span text:style-name="Strong_20_Emphasis">Cultural Significance of Music:</text:span></text:p>
          <text:list>
            <text:list-item>
              <text:p text:style-name="P6"><text:span text:style-name="Strong_20_Emphasis">Folk Music:</text:span> Reflects the traditions of specific communities or regions, such as Irish folk, Appalachian music, or South African music. </text:p>
            </text:list-item>
            <text:list-item>
              <text:p text:style-name="P6"><text:span text:style-name="Strong_20_Emphasis">World Music:</text:span> A broad category that encompasses diverse musical traditions from different cultures, often blending styles, like reggae, flamenco, or Afrobeat. </text:p>
            </text:list-item>
            <text:list-item>
              <text:p text:style-name="P5"><text:span text:style-name="Strong_20_Emphasis">Music Festivals:</text:span> Globally recognized festivals, such as Coachella (U.S.), Glastonbury (UK), and Tomorrowland (Belgium), celebrate music and culture. </text:p>
            </text:list-item>
          </text:list>
        </text:list-item>
      </text:list>
      <text:h text:style-name="Heading_20_4" text:outline-level="4"><text:span text:style-name="Strong_20_Emphasis">4. Art</text:span></text:h>
      <text:list text:style-name="L4">
        <text:list-item>
          <text:p text:style-name="P7"><text:span text:style-name="Strong_20_Emphasis">Importance of Art:</text:span> Art is a reflection of cultural identity and personal expression. It provides insight into the values, struggles, and achievements of a society.</text:p>
        </text:list-item>
        <text:list-item>
          <text:p text:style-name="P7"><text:span text:style-name="Strong_20_Emphasis">Forms of Art:</text:span></text:p>
          <text:list>
            <text:list-item>
              <text:p text:style-name="P8"><text:span text:style-name="Strong_20_Emphasis">Painting:</text:span> Some of the most famous works in history are paintings, such as Leonardo da Vinci's "Mona Lisa" and Vincent van Gogh’s "Starry Night." </text:p>
            </text:list-item>
            <text:list-item>
              <text:p text:style-name="P8"><text:soft-page-break/><text:span text:style-name="Strong_20_Emphasis">Sculpture:</text:span> Ancient sculptures like Michelangelo’s "David" and modern sculptures like the works of Henry Moore. </text:p>
            </text:list-item>
            <text:list-item>
              <text:p text:style-name="P8"><text:span text:style-name="Strong_20_Emphasis">Architecture:</text:span> The design of buildings and structures, ranging from the classical Greco-Roman architecture to the modernist style of Frank Lloyd Wright. </text:p>
            </text:list-item>
            <text:list-item>
              <text:p text:style-name="P8"><text:span text:style-name="Strong_20_Emphasis">Photography:</text:span> An art form that captures moments in time, such as the iconic works of Ansel Adams and Henri Cartier-Bresson. </text:p>
            </text:list-item>
            <text:list-item>
              <text:p text:style-name="P8"><text:span text:style-name="Strong_20_Emphasis">Performance Art:</text:span> Combines visual art with action, including theater, dance, and live installations. </text:p>
            </text:list-item>
          </text:list>
        </text:list-item>
        <text:list-item>
          <text:p text:style-name="P7"><text:span text:style-name="Strong_20_Emphasis">Art Movements:</text:span></text:p>
          <text:list>
            <text:list-item>
              <text:p text:style-name="P8"><text:span text:style-name="Strong_20_Emphasis">Renaissance:</text:span> A period of cultural rebirth in Europe, producing masterpieces from artists like Michelangelo, Raphael, and Leonardo da Vinci. </text:p>
            </text:list-item>
            <text:list-item>
              <text:p text:style-name="P8"><text:span text:style-name="Strong_20_Emphasis">Impressionism:</text:span> A movement led by artists like Claude Monet and Edgar Degas, focusing on capturing light and everyday scenes. </text:p>
            </text:list-item>
            <text:list-item>
              <text:p text:style-name="P8"><text:span text:style-name="Strong_20_Emphasis">Surrealism:</text:span> Art that explores the subconscious, with famous figures like Salvador Dalí and René Magritte. </text:p>
            </text:list-item>
            <text:list-item>
              <text:p text:style-name="P8"><text:span text:style-name="Strong_20_Emphasis">Abstract Art:</text:span> Artists like Pablo Picasso and Wassily Kandinsky created works that reject realistic depictions and focus on shapes and colors. </text:p>
            </text:list-item>
          </text:list>
        </text:list-item>
        <text:list-item>
          <text:p text:style-name="P7"><text:span text:style-name="Strong_20_Emphasis">Art and Society:</text:span> Art reflects the social, political, and cultural climates of the time in which it was created, acting as a mirror for societal changes and struggles.</text:p>
        </text:list-item>
      </text:list>
      <text:h text:style-name="Heading_20_4" text:outline-level="4"><text:span text:style-name="Strong_20_Emphasis">5. Cultural Crossovers</text:span></text:h>
      <text:list text:style-name="L5">
        <text:list-item>
          <text:p text:style-name="P9"><text:span text:style-name="Strong_20_Emphasis">Global Influence:</text:span> The exchange of culture through reading, film, music, and art has led to a greater appreciation for diverse cultural expressions. Hollywood films, Western music, and global literature are consumed worldwide. </text:p>
        </text:list-item>
        <text:list-item>
          <text:p text:style-name="P10"><text:span text:style-name="Strong_20_Emphasis">Cultural Appropriation vs. Appreciation:</text:span> There’s ongoing debate about respecting the origins and meanings behind cultural expressions when they are adopted by people outside their original context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8T20:26:41.379095600</meta:creation-date>
    <dc:date>2025-03-18T20:27:56.946846700</dc:date>
    <meta:editing-duration>PT1M15S</meta:editing-duration>
    <meta:editing-cycles>1</meta:editing-cycles>
    <meta:document-statistic meta:table-count="0" meta:image-count="0" meta:object-count="0" meta:page-count="3" meta:paragraph-count="57" meta:word-count="921" meta:character-count="6146" meta:non-whitespace-character-count="5289"/>
    <meta:generator>LibreOffice/25.2.1.2$Windows_X86_64 LibreOffice_project/d3abf4aee5fd705e4a92bba33a32f40bc4e56f49</meta:generator>
  </office:meta>
</office:document-meta>
</file>